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v pr</text:p>
          </table:table-cell>
          <table:table-cell office:value-type="string" calcext:value-type="string">
            <text:p>inv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style-name="ce1" table:formula="of:=[.B2]" office:value-type="currency" office:currency="USD" office:value="5" calcext:value-type="currency">
            <text:p>$5.00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3]*[.C3]" office:value-type="currency" office:currency="USD" office:value="7.125" calcext:value-type="currency">
            <text:p>$7.13</text:p>
          </table:table-cell>
          <table:table-cell office:value-type="float" office:value="0.0075" calcext:value-type="float">
            <text:p>0.0075</text:p>
          </table:table-cell>
          <table:table-cell table:formula="of:=[.A3]*((100+[.I$1])/100)" office:value-type="float" office:value="1007" calcext:value-type="float">
            <text:p>1007</text:p>
          </table:table-cell>
          <table:table-cell table:style-name="ce1" table:formula="of:=SUM([.B$2:.B3])" office:value-type="currency" office:currency="USD" office:value="12.125" calcext:value-type="currency">
            <text:p>$12.13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4]*[.C4]" office:value-type="currency" office:currency="USD" office:value="3.33333333333332" calcext:value-type="currency">
            <text:p>$3.33</text:p>
          </table:table-cell>
          <table:table-cell table:formula="of:=(SUM([.B2:.B3])-(SUM([.C2:.C3])*[.D4]))/([.D4]-[.A4])" office:value-type="float" office:value="0.00370370370370369" calcext:value-type="float">
            <text:p>0.0037037037</text:p>
          </table:table-cell>
          <table:table-cell table:formula="of:=[.A4]*((100+[.I$1])/100)" office:value-type="float" office:value="954" calcext:value-type="float">
            <text:p>954</text:p>
          </table:table-cell>
          <table:table-cell table:style-name="ce1" table:formula="of:=SUM([.B$2:.B4])" office:value-type="currency" office:currency="USD" office:value="15.4583333333333" calcext:value-type="currency">
            <text:p>$15.4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5]*[.C5]" office:value-type="currency" office:currency="USD" office:value="6.06327160493825" calcext:value-type="currency">
            <text:p>$6.06</text:p>
          </table:table-cell>
          <table:table-cell table:formula="of:=(SUM([.B3:.B4])-(SUM([.C3:.C4])*[.D5]))/([.D5]-[.A5])" office:value-type="float" office:value="0.00713326071169206" calcext:value-type="float">
            <text:p>0.0071332607</text:p>
          </table:table-cell>
          <table:table-cell table:formula="of:=[.A5]*((100+[.I$1])/100)" office:value-type="float" office:value="901" calcext:value-type="float">
            <text:p>901</text:p>
          </table:table-cell>
          <table:table-cell table:style-name="ce1" table:formula="of:=SUM([.B$2:.B5])" office:value-type="currency" office:currency="USD" office:value="21.5216049382716" calcext:value-type="currency">
            <text:p>$21.5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6]*[.C6]" office:value-type="currency" office:currency="USD" office:value="3.44765190026625" calcext:value-type="currency">
            <text:p>$3.45</text:p>
          </table:table-cell>
          <table:table-cell table:formula="of:=(SUM([.B4:.B5])-(SUM([.C4:.C5])*[.D6]))/([.D6]-[.A6])" office:value-type="float" office:value="0.00430956487533281" calcext:value-type="float">
            <text:p>0.0043095649</text:p>
          </table:table-cell>
          <table:table-cell table:formula="of:=[.A6]*((100+[.I$1])/100)" office:value-type="float" office:value="848" calcext:value-type="float">
            <text:p>848</text:p>
          </table:table-cell>
          <table:table-cell table:style-name="ce1" table:formula="of:=SUM([.B$2:.B6])" office:value-type="currency" office:currency="USD" office:value="24.9692568385378" calcext:value-type="currency">
            <text:p>$24.97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]*[.C7]" office:value-type="currency" office:currency="USD" office:value="6.89795272532878" calcext:value-type="currency">
            <text:p>$6.90</text:p>
          </table:table-cell>
          <table:table-cell table:formula="of:=(SUM([.B5:.B6])-(SUM([.C5:.C6])*[.D7]))/([.D7]-[.A7])" office:value-type="float" office:value="0.00919727030043838" calcext:value-type="float">
            <text:p>0.0091972703</text:p>
          </table:table-cell>
          <table:table-cell table:formula="of:=[.A7]*((100+[.I$1])/100)" office:value-type="float" office:value="795" calcext:value-type="float">
            <text:p>795</text:p>
          </table:table-cell>
          <table:table-cell table:style-name="ce1" table:formula="of:=SUM([.B$2:.B7])" office:value-type="currency" office:currency="USD" office:value="31.8672095638666" calcext:value-type="currency">
            <text:p>$31.87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8]*[.C8]" office:value-type="currency" office:currency="USD" office:value="5.39221541954683" calcext:value-type="currency">
            <text:p>$5.39</text:p>
          </table:table-cell>
          <table:table-cell table:formula="of:=(SUM([.B6:.B7])-(SUM([.C6:.C7])*[.D8]))/([.D8]-[.A8])" office:value-type="float" office:value="0.0077031648850669" calcext:value-type="float">
            <text:p>0.0077031649</text:p>
          </table:table-cell>
          <table:table-cell table:formula="of:=[.A8]*((100+[.I$1])/100)" office:value-type="float" office:value="742" calcext:value-type="float">
            <text:p>742</text:p>
          </table:table-cell>
          <table:table-cell table:style-name="ce1" table:formula="of:=SUM([.B$2:.B8])" office:value-type="currency" office:currency="USD" office:value="37.2594249834134" calcext:value-type="currency">
            <text:p>$37.2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9]*[.C9]" office:value-type="currency" office:currency="USD" office:value="10.7628050343746" calcext:value-type="currency">
            <text:p>$10.76</text:p>
          </table:table-cell>
          <table:table-cell table:formula="of:=(SUM([.B7:.B8])-(SUM([.C7:.C8])*[.D9]))/([.D9]-[.A9])" office:value-type="float" office:value="0.0165581615913455" calcext:value-type="float">
            <text:p>0.0165581616</text:p>
          </table:table-cell>
          <table:table-cell table:formula="of:=[.A9]*((100+[.I$1])/100)" office:value-type="float" office:value="689" calcext:value-type="float">
            <text:p>689</text:p>
          </table:table-cell>
          <table:table-cell table:style-name="ce1" table:formula="of:=SUM([.B$2:.B9])" office:value-type="currency" office:currency="USD" office:value="48.022230017788" calcext:value-type="currency">
            <text:p>$48.0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0]*[.C10]" office:value-type="currency" office:currency="USD" office:value="12.0802802487186" calcext:value-type="currency">
            <text:p>$12.08</text:p>
          </table:table-cell>
          <table:table-cell table:formula="of:=(SUM([.B8:.B9])-(SUM([.C8:.C9])*[.D10]))/([.D10]-[.A10])" office:value-type="float" office:value="0.020133800414531" calcext:value-type="float">
            <text:p>0.0201338004</text:p>
          </table:table-cell>
          <table:table-cell table:formula="of:=[.A10]*((100+[.I$1])/100)" office:value-type="float" office:value="636" calcext:value-type="float">
            <text:p>636</text:p>
          </table:table-cell>
          <table:table-cell table:style-name="ce1" table:formula="of:=SUM([.B$2:.B10])" office:value-type="currency" office:currency="USD" office:value="60.1025102665066" calcext:value-type="currency">
            <text:p>$60.1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11]*[.C11]" office:value-type="currency" office:currency="USD" office:value="24.194523894453" calcext:value-type="currency">
            <text:p>$24.19</text:p>
          </table:table-cell>
          <table:table-cell table:formula="of:=(SUM([.B9:.B10])-(SUM([.C9:.C10])*[.D11]))/([.D11]-[.A11])" office:value-type="float" office:value="0.04399004344446" calcext:value-type="float">
            <text:p>0.0439900434</text:p>
          </table:table-cell>
          <table:table-cell table:formula="of:=[.A11]*((100+[.I$1])/100)" office:value-type="float" office:value="583" calcext:value-type="float">
            <text:p>583</text:p>
          </table:table-cell>
          <table:table-cell table:style-name="ce1" table:formula="of:=SUM([.B$2:.B11])" office:value-type="currency" office:currency="USD" office:value="84.2970341609596" calcext:value-type="currency">
            <text:p>$84.3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2]*[.C12]" office:value-type="currency" office:currency="USD" office:value="38.1527816317728" calcext:value-type="currency">
            <text:p>$38.15</text:p>
          </table:table-cell>
          <table:table-cell table:formula="of:=(SUM([.B10:.B11])-(SUM([.C10:.C11])*[.D12]))/([.D12]-[.A12])" office:value-type="float" office:value="0.0763055632635457" calcext:value-type="float">
            <text:p>0.0763055633</text:p>
          </table:table-cell>
          <table:table-cell table:formula="of:=[.A12]*((100+[.I$1])/100)" office:value-type="float" office:value="530" calcext:value-type="float">
            <text:p>530</text:p>
          </table:table-cell>
          <table:table-cell table:style-name="ce1" table:formula="of:=SUM([.B$2:.B12])" office:value-type="currency" office:currency="USD" office:value="122.449815792732" calcext:value-type="currency">
            <text:p>$122.4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13]*[.C13]" office:value-type="currency" office:currency="USD" office:value="82.7716854417855" calcext:value-type="currency">
            <text:p>$82.77</text:p>
          </table:table-cell>
          <table:table-cell table:formula="of:=(SUM([.B11:.B12])-(SUM([.C11:.C12])*[.D13]))/([.D13]-[.A13])" office:value-type="float" office:value="0.183937078759523" calcext:value-type="float">
            <text:p>0.1839370788</text:p>
          </table:table-cell>
          <table:table-cell table:formula="of:=[.A13]*((100+[.I$1])/100)" office:value-type="float" office:value="477" calcext:value-type="float">
            <text:p>477</text:p>
          </table:table-cell>
          <table:table-cell table:style-name="ce1" table:formula="of:=SUM([.B$2:.B13])" office:value-type="currency" office:currency="USD" office:value="205.221501234518" calcext:value-type="currency">
            <text:p>$205.2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14]*[.C14]" office:value-type="currency" office:currency="USD" office:value="176.359780929618" calcext:value-type="currency">
            <text:p>$176.36</text:p>
          </table:table-cell>
          <table:table-cell table:formula="of:=(SUM([.B12:.B13])-(SUM([.C12:.C13])*[.D14]))/([.D14]-[.A14])" office:value-type="float" office:value="0.440899452324044" calcext:value-type="float">
            <text:p>0.4408994523</text:p>
          </table:table-cell>
          <table:table-cell table:formula="of:=[.A14]*((100+[.I$1])/100)" office:value-type="float" office:value="424" calcext:value-type="float">
            <text:p>424</text:p>
          </table:table-cell>
          <table:table-cell table:style-name="ce1" table:formula="of:=SUM([.B$2:.B14])" office:value-type="currency" office:currency="USD" office:value="381.581282164136" calcext:value-type="currency">
            <text:p>$381.5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15]*[.C15]" office:value-type="currency" office:currency="USD" office:value="455.285222323327" calcext:value-type="currency">
            <text:p>$455.29</text:p>
          </table:table-cell>
          <table:table-cell table:formula="of:=(SUM([.B13:.B14])-(SUM([.C13:.C14])*[.D15]))/([.D15]-[.A15])" office:value-type="float" office:value="1.30081492092379" calcext:value-type="float">
            <text:p>1.3008149209</text:p>
          </table:table-cell>
          <table:table-cell table:formula="of:=[.A15]*((100+[.I$1])/100)" office:value-type="float" office:value="371" calcext:value-type="float">
            <text:p>371</text:p>
          </table:table-cell>
          <table:table-cell table:style-name="ce1" table:formula="of:=SUM([.B$2:.B15])" office:value-type="currency" office:currency="USD" office:value="836.866504487463" calcext:value-type="currency">
            <text:p>$836.87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6]*[.C16]" office:value-type="currency" office:currency="USD" office:value="1296.33054266888" calcext:value-type="currency">
            <text:p>$1,296.33</text:p>
          </table:table-cell>
          <table:table-cell table:formula="of:=(SUM([.B14:.B15])-(SUM([.C14:.C15])*[.D16]))/([.D16]-[.A16])" office:value-type="float" office:value="4.32110180889628" calcext:value-type="float">
            <text:p>4.3211018089</text:p>
          </table:table-cell>
          <table:table-cell table:formula="of:=[.A16]*((100+[.I$1])/100)" office:value-type="float" office:value="318" calcext:value-type="float">
            <text:p>318</text:p>
          </table:table-cell>
          <table:table-cell table:style-name="ce1" table:formula="of:=SUM([.B$2:.B16])" office:value-type="currency" office:currency="USD" office:value="2133.19704715635" calcext:value-type="currency">
            <text:p>$2,133.2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7]*[.C17]" office:value-type="currency" office:currency="USD" office:value="4363.46385983154" calcext:value-type="currency">
            <text:p>$4,363.46</text:p>
          </table:table-cell>
          <table:table-cell table:formula="of:=(SUM([.B15:.B16])-(SUM([.C15:.C16])*[.D17]))/([.D17]-[.A17])" office:value-type="float" office:value="17.4538554393262" calcext:value-type="float">
            <text:p>17.4538554393</text:p>
          </table:table-cell>
          <table:table-cell table:formula="of:=[.A17]*((100+[.I$1])/100)" office:value-type="float" office:value="265" calcext:value-type="float">
            <text:p>265</text:p>
          </table:table-cell>
          <table:table-cell table:style-name="ce1" table:formula="of:=SUM([.B$2:.B17])" office:value-type="currency" office:currency="USD" office:value="6496.66090698789" calcext:value-type="currency">
            <text:p>$6,496.6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8]*[.C18]" office:value-type="currency" office:currency="USD" office:value="17391.7244312878" calcext:value-type="currency">
            <text:p>$17,391.72</text:p>
          </table:table-cell>
          <table:table-cell table:formula="of:=(SUM([.B16:.B17])-(SUM([.C16:.C17])*[.D18]))/([.D18]-[.A18])" office:value-type="float" office:value="86.958622156439" calcext:value-type="float">
            <text:p>86.9586221564</text:p>
          </table:table-cell>
          <table:table-cell table:formula="of:=[.A18]*((100+[.I$1])/100)" office:value-type="float" office:value="212" calcext:value-type="float">
            <text:p>212</text:p>
          </table:table-cell>
          <table:table-cell table:style-name="ce1" table:formula="of:=SUM([.B$2:.B18])" office:value-type="currency" office:currency="USD" office:value="23888.3853382757" calcext:value-type="currency">
            <text:p>$23,888.3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9]*[.C19]" office:value-type="currency" office:currency="USD" office:value="85893.4058898779" calcext:value-type="currency">
            <text:p>$85,893.41</text:p>
          </table:table-cell>
          <table:table-cell table:formula="of:=(SUM([.B17:.B18])-(SUM([.C17:.C18])*[.D19]))/([.D19]-[.A19])" office:value-type="float" office:value="572.622705932519" calcext:value-type="float">
            <text:p>572.6227059325</text:p>
          </table:table-cell>
          <table:table-cell table:formula="of:=[.A19]*((100+[.I$1])/100)" office:value-type="float" office:value="159" calcext:value-type="float">
            <text:p>159</text:p>
          </table:table-cell>
          <table:table-cell table:style-name="ce1" table:formula="of:=SUM([.B$2:.B19])" office:value-type="currency" office:currency="USD" office:value="109781.791228154" calcext:value-type="currency">
            <text:p>$109,781.7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0]*[.C20]" office:value-type="currency" office:currency="USD" office:value="556158.492395602" calcext:value-type="currency">
            <text:p>$556,158.49</text:p>
          </table:table-cell>
          <table:table-cell table:formula="of:=(SUM([.B18:.B19])-(SUM([.C18:.C19])*[.D20]))/([.D20]-[.A20])" office:value-type="float" office:value="5561.58492395602" calcext:value-type="float">
            <text:p>5561.584923956</text:p>
          </table:table-cell>
          <table:table-cell table:formula="of:=[.A20]*((100+[.I$1])/100)" office:value-type="float" office:value="106" calcext:value-type="float">
            <text:p>106</text:p>
          </table:table-cell>
          <table:table-cell table:style-name="ce1" table:formula="of:=SUM([.B$2:.B20])" office:value-type="currency" office:currency="USD" office:value="665940.283623756" calcext:value-type="currency">
            <text:p>$665,940.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1]*[.C21]" office:value-type="currency" office:currency="USD" office:value="5282314.89835646" calcext:value-type="currency">
            <text:p>$5,282,314.90</text:p>
          </table:table-cell>
          <table:table-cell table:formula="of:=(SUM([.B19:.B20])-(SUM([.C19:.C20])*[.D21]))/([.D21]-[.A21])" office:value-type="float" office:value="105646.297967129" calcext:value-type="float">
            <text:p>105646.297967129</text:p>
          </table:table-cell>
          <table:table-cell table:formula="of:=[.A21]*((100+[.I$1])/100)" office:value-type="float" office:value="53" calcext:value-type="float">
            <text:p>53</text:p>
          </table:table-cell>
          <table:table-cell table:style-name="ce1" table:formula="of:=SUM([.B$2:.B21])" office:value-type="currency" office:currency="USD" office:value="5948255.18198021" calcext:value-type="currency">
            <text:p>$5,948,255.18</text:p>
          </table:table-cell>
          <table:table-cell table:number-columns-repeated="4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5-03-13T13:29:35.085873554</meta:creation-date>
    <dc:date>2015-03-14T10:52:34.708136063</dc:date>
    <dc:creator>nol </dc:creator>
    <meta:editing-duration>PT20H22M18S</meta:editing-duration>
    <meta:editing-cycles>3</meta:editing-cycles>
    <meta:generator>LibreOffice/4.2.7.2$Linux_X86_64 LibreOffice_project/420m0$Build-2</meta:generator>
    <meta:document-statistic meta:table-count="1" meta:cell-count="107" meta:object-count="0"/>
  </office:meta>
</office:document-meta>
</file>